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6"/>
        <table:table-column table:style-name="co3" table:default-cell-style-name="ce6"/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1" table:default-cell-style-name="ce6"/>
        <table:table-column table:style-name="co6" table:default-cell-style-name="ce6"/>
        <table:table-column table:style-name="co3" table:default-cell-style-name="ce6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" table:default-cell-style-name="ce6"/>
        <table:table-column table:style-name="co12" table:default-cell-style-name="ce6"/>
        <table:table-column table:style-name="co3" table:default-cell-style-name="ce6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13" table:number-columns-repeated="1635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B-PER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PER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LO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LOC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ORG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ORG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MIS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MISC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table:number-columns-repeated="1635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3377 %</text:p>
          </table:table-cell>
          <table:table-cell office:value-type="string" calcext:value-type="string">
            <text:p>&lt;/s&gt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4269 %</text:p>
          </table:table-cell>
          <table:table-cell office:value-type="string" calcext:value-type="string">
            <text:p>keskiviikko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9.5808 %</text:p>
          </table:table-cell>
          <table:table-cell office:value-type="string" calcext:value-type="string">
            <text:p>UPD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2257 %</text:p>
          </table:table-cell>
          <table:table-cell office:value-type="string" calcext:value-type="string">
            <text:p>Pag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.2908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9.0413 %</text:p>
          </table:table-cell>
          <table:table-cell office:value-type="string" calcext:value-type="string">
            <text:p>Th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.3037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8266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37511" calcext:value-type="float">
            <text:p>37511</text:p>
          </table:table-cell>
          <table:table-cell office:value-type="string" calcext:value-type="string">
            <text:p>87.28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8860 %</text:p>
          </table:table-cell>
          <table:table-cell office:value-type="string" calcext:value-type="string">
            <text:p>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5907 %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7.7844 %</text:p>
          </table:table-cell>
          <table:table-cell office:value-type="string" calcext:value-type="string">
            <text:p>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4475 %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.9351 %</text:p>
          </table:table-cell>
          <table:table-cell office:value-type="string" calcext:value-type="string">
            <text:p>.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.5220 %</text:p>
          </table:table-cell>
          <table:table-cell office:value-type="string" calcext:value-type="string">
            <text:p>th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.5683 %</text:p>
          </table:table-cell>
          <table:table-cell office:value-type="string" calcext:value-type="string">
            <text:p>C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6705 %</text:p>
          </table:table-cell>
          <table:table-cell office:value-type="string" calcext:value-type="string">
            <text:p>-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1.68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1802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3665 %</text:p>
          </table:table-cell>
          <table:table-cell office:value-type="string" calcext:value-type="string">
            <text:p>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5928 %</text:p>
          </table:table-cell>
          <table:table-cell office:value-type="string" calcext:value-type="string">
            <text:p>Sta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6693 %</text:p>
          </table:table-cell>
          <table:table-cell office:value-type="string" calcext:value-type="string">
            <text:p>T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4743 %</text:p>
          </table:table-cell>
          <table:table-cell office:value-type="string" calcext:value-type="string">
            <text:p>&lt;/s&gt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3236 %</text:p>
          </table:table-cell>
          <table:table-cell office:value-type="string" calcext:value-type="string">
            <text:p>Wor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6876 %</text:p>
          </table:table-cell>
          <table:table-cell office:value-type="string" calcext:value-type="string">
            <text:p>&lt;/s&gt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.3815 %</text:p>
          </table:table-cell>
          <table:table-cell office:value-type="string" calcext:value-type="string">
            <text:p>&lt;/s&gt;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.426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.6374 %</text:p>
          </table:table-cell>
          <table:table-cell office:value-type="string" calcext:value-type="string">
            <text:p>Smit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.1370 %</text:p>
          </table:table-cell>
          <table:table-cell office:value-type="string" calcext:value-type="string">
            <text:p>.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.2118 %</text:p>
          </table:table-cell>
          <table:table-cell office:value-type="string" calcext:value-type="string">
            <text:p>Yo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2802 %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.8777 %</text:p>
          </table:table-cell>
          <table:table-cell office:value-type="string" calcext:value-type="string">
            <text:p>..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8642 %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1453 %</text:p>
          </table:table-cell>
          <table:table-cell office:value-type="string" calcext:value-type="string">
            <text:p>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9364 %</text:p>
          </table:table-cell>
          <table:table-cell office:value-type="string" calcext:value-type="string">
            <text:p>Th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.154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3659 %</text:p>
          </table:table-cell>
          <table:table-cell office:value-type="string" calcext:value-type="string">
            <text:p>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.1370 %</text:p>
          </table:table-cell>
          <table:table-cell office:value-type="string" calcext:value-type="string">
            <text:p>th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9940 %</text:p>
          </table:table-cell>
          <table:table-cell office:value-type="string" calcext:value-type="string">
            <text:p>Repub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5019 %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.5048 %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7310 %</text:p>
          </table:table-cell>
          <table:table-cell office:value-type="string" calcext:value-type="string">
            <text:p>TH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0607 %</text:p>
          </table:table-cell>
          <table:table-cell office:value-type="string" calcext:value-type="string">
            <text:p>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.0694 %</text:p>
          </table:table-cell>
          <table:table-cell office:value-type="string" calcext:value-type="string">
            <text:p>,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628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.1488 %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8309 %</text:p>
          </table:table-cell>
          <table:table-cell office:value-type="string" calcext:value-type="string">
            <text:p>&lt;/s&gt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9396 %</text:p>
          </table:table-cell>
          <table:table-cell office:value-type="string" calcext:value-type="string">
            <text:p>Stre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5019 %</text:p>
          </table:table-cell>
          <table:table-cell office:value-type="string" calcext:value-type="string">
            <text:p>th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6846 %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647 %</text:p>
          </table:table-cell>
          <table:table-cell office:value-type="string" calcext:value-type="string">
            <text:p>&lt;/s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9523 %</text:p>
          </table:table-cell>
          <table:table-cell office:value-type="string" calcext:value-type="string">
            <text:p>T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1792 %</text:p>
          </table:table-cell>
          <table:table-cell office:value-type="string" calcext:value-type="string">
            <text:p>by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619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&lt;/s&gt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8773 %</text:p>
          </table:table-cell>
          <table:table-cell office:value-type="string" calcext:value-type="string">
            <text:p>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8309 %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4496 %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1128 %</text:p>
          </table:table-cell>
          <table:table-cell office:value-type="string" calcext:value-type="string">
            <text:p>&lt;/s&gt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6100 %</text:p>
          </table:table-cell>
          <table:table-cell office:value-type="string" calcext:value-type="string">
            <text:p>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316 %</text:p>
          </table:table-cell>
          <table:table-cell office:value-type="string" calcext:value-type="string">
            <text:p>EURO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8438 %</text:p>
          </table:table-cell>
          <table:table-cell office:value-type="string" calcext:value-type="string">
            <text:p>CU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231 %</text:p>
          </table:table-cell>
          <table:table-cell office:value-type="string" calcext:value-type="string">
            <text:p>B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442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3887 %</text:p>
          </table:table-cell>
          <table:table-cell office:value-type="string" calcext:value-type="string">
            <text:p>H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7598 %</text:p>
          </table:table-cell>
          <table:table-cell office:value-type="string" calcext:value-type="string">
            <text:p>Th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2863 %</text:p>
          </table:table-cell>
          <table:table-cell office:value-type="string" calcext:value-type="string">
            <text:p>Ko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1128 %</text:p>
          </table:table-cell>
          <table:table-cell office:value-type="string" calcext:value-type="string">
            <text:p>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3117 %</text:p>
          </table:table-cell>
          <table:table-cell office:value-type="string" calcext:value-type="string">
            <text:p>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984 %</text:p>
          </table:table-cell>
          <table:table-cell office:value-type="string" calcext:value-type="string">
            <text:p>"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184 %</text:p>
          </table:table-cell>
          <table:table-cell office:value-type="string" calcext:value-type="string">
            <text:p>Leag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string" calcext:value-type="string">
            <text:p>.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36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.3344 %</text:p>
          </table:table-cell>
          <table:table-cell office:value-type="string" calcext:value-type="string">
            <text:p>Ivano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4537 %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9053 %</text:p>
          </table:table-cell>
          <table:table-cell office:value-type="string" calcext:value-type="string">
            <text:p>Afr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46 %</text:p>
          </table:table-cell>
          <table:table-cell office:value-type="string" calcext:value-type="string">
            <text:p>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3117 %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984 %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4100 %</text:p>
          </table:table-cell>
          <table:table-cell office:value-type="string" calcext:value-type="string">
            <text:p>K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string" calcext:value-type="string">
            <text:p>Washingto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26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2486 %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4537 %</text:p>
          </table:table-cell>
          <table:table-cell office:value-type="string" calcext:value-type="string">
            <text:p>TH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331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46 %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643 %</text:p>
          </table:table-cell>
          <table:table-cell office:value-type="string" calcext:value-type="string">
            <text:p>T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652 %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4100 %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256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1944 %</text:p>
          </table:table-cell>
          <table:table-cell office:value-type="string" calcext:value-type="string">
            <text:p>John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3772 %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4698 %</text:p>
          </table:table-cell>
          <table:table-cell office:value-type="string" calcext:value-type="string">
            <text:p>Lan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46 %</text:p>
          </table:table-cell>
          <table:table-cell office:value-type="string" calcext:value-type="string">
            <text:p>TH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2677 %</text:p>
          </table:table-cell>
          <table:table-cell office:value-type="string" calcext:value-type="string">
            <text:p>P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652 %</text:p>
          </table:table-cell>
          <table:table-cell office:value-type="string" calcext:value-type="string">
            <text:p>Russ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015 %</text:p>
          </table:table-cell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string" calcext:value-type="string">
            <text:p>Joh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218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858 %</text:p>
          </table:table-cell>
          <table:table-cell office:value-type="string" calcext:value-type="string">
            <text:p>Pa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1477 %</text:p>
          </table:table-cell>
          <table:table-cell office:value-type="string" calcext:value-type="string">
            <text:p>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1976 %</text:p>
          </table:table-cell>
          <table:table-cell office:value-type="string" calcext:value-type="string">
            <text:p>B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46 %</text:p>
          </table:table-cell>
          <table:table-cell office:value-type="string" calcext:value-type="string">
            <text:p>Nation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440 %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652 %</text:p>
          </table:table-cell>
          <table:table-cell office:value-type="string" calcext:value-type="string">
            <text:p>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1931 %</text:p>
          </table:table-cell>
          <table:table-cell office:value-type="string" calcext:value-type="string">
            <text:p>.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string" calcext:value-type="string">
            <text:p>2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81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772 %</text:p>
          </table:table-cell>
          <table:table-cell office:value-type="string" calcext:value-type="string">
            <text:p>Jon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N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887 %</text:p>
          </table:table-cell>
          <table:table-cell office:value-type="string" calcext:value-type="string">
            <text:p>Univers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694 %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652 %</text:p>
          </table:table-cell>
          <table:table-cell office:value-type="string" calcext:value-type="string">
            <text:p>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761 %</text:p>
          </table:table-cell>
          <table:table-cell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341 %</text:p>
          </table:table-cell>
          <table:table-cell office:value-type="string" calcext:value-type="string">
            <text:p>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67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29 %</text:p>
          </table:table-cell>
          <table:table-cell office:value-type="string" calcext:value-type="string">
            <text:p>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Russ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343 %</text:p>
          </table:table-cell>
          <table:table-cell office:value-type="string" calcext:value-type="string">
            <text:p>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string" calcext:value-type="string">
            <text:p>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694 %</text:p>
          </table:table-cell>
          <table:table-cell office:value-type="string" calcext:value-type="string">
            <text:p>C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21 %</text:p>
          </table:table-cell>
          <table:table-cell office:value-type="string" calcext:value-type="string">
            <text:p>Fren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761 %</text:p>
          </table:table-cell>
          <table:table-cell office:value-type="string" calcext:value-type="string">
            <text:p>Afri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51 %</text:p>
          </table:table-cell>
          <table:table-cell office:value-type="string" calcext:value-type="string">
            <text:p>©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41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29 %</text:p>
          </table:table-cell>
          <table:table-cell office:value-type="string" calcext:value-type="string">
            <text:p>h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Lond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54 %</text:p>
          </table:table-cell>
          <table:table-cell office:value-type="string" calcext:value-type="string">
            <text:p>O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949 %</text:p>
          </table:table-cell>
          <table:table-cell office:value-type="string" calcext:value-type="string">
            <text:p>Reser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21 %</text:p>
          </table:table-cell>
          <table:table-cell office:value-type="string" calcext:value-type="string">
            <text:p>internation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761 %</text:p>
          </table:table-cell>
          <table:table-cell office:value-type="string" calcext:value-type="string">
            <text:p>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51 %</text:p>
          </table:table-cell>
          <table:table-cell office:value-type="string" calcext:value-type="string">
            <text:p>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30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43 %</text:p>
          </table:table-cell>
          <table:table-cell office:value-type="string" calcext:value-type="string">
            <text:p>William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N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54 %</text:p>
          </table:table-cell>
          <table:table-cell office:value-type="string" calcext:value-type="string">
            <text:p>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949 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21 %</text:p>
          </table:table-cell>
          <table:table-cell office:value-type="string" calcext:value-type="string">
            <text:p>Chine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677 %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51 %</text:p>
          </table:table-cell>
          <table:table-cell office:value-type="string" calcext:value-type="string">
            <text:p>Engli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43 %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54 %</text:p>
          </table:table-cell>
          <table:table-cell office:value-type="string" calcext:value-type="string">
            <text:p>&lt;/s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string" calcext:value-type="string">
            <text:p>The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03 %</text:p>
          </table:table-cell>
          <table:table-cell office:value-type="string" calcext:value-type="string">
            <text:p>Pa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21 %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592 %</text:p>
          </table:table-cell>
          <table:table-cell office:value-type="string" calcext:value-type="string">
            <text:p>EURO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61 %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18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43 %</text:p>
          </table:table-cell>
          <table:table-cell office:value-type="string" calcext:value-type="string">
            <text:p>Müll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Eng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65 %</text:p>
          </table:table-cell>
          <table:table-cell office:value-type="string" calcext:value-type="string">
            <text:p>H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N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03 %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21 %</text:p>
          </table:table-cell>
          <table:table-cell office:value-type="string" calcext:value-type="string">
            <text:p>Europ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592 %</text:p>
          </table:table-cell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61 %</text:p>
          </table:table-cell>
          <table:table-cell office:value-type="string" calcext:value-type="string">
            <text:p>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00 %</text:p>
          </table:table-cell>
          <table:table-cell office:value-type="string" calcext:value-type="string">
            <text:p>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712 %</text:p>
          </table:table-cell>
          <table:table-cell office:value-type="string" calcext:value-type="string">
            <text:p>Isra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65 %</text:p>
          </table:table-cell>
          <table:table-cell office:value-type="string" calcext:value-type="string">
            <text:p>Sta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03 %</text:p>
          </table:table-cell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989 %</text:p>
          </table:table-cell>
          <table:table-cell office:value-type="string" calcext:value-type="string">
            <text:p>peop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592 %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61 %</text:p>
          </table:table-cell>
          <table:table-cell office:value-type="string" calcext:value-type="string">
            <text:p>Nort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02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ກ່ຽວກັບພວກເຮົາ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00 %</text:p>
          </table:table-cell>
          <table:table-cell office:value-type="string" calcext:value-type="string">
            <text:p>A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651 %</text:p>
          </table:table-cell>
          <table:table-cell office:value-type="string" calcext:value-type="string">
            <text:p>Ch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165 %</text:p>
          </table:table-cell>
          <table:table-cell office:value-type="string" calcext:value-type="string">
            <text:p>Ko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457 %</text:p>
          </table:table-cell>
          <table:table-cell office:value-type="string" calcext:value-type="string">
            <text:p>Depart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989 %</text:p>
          </table:table-cell>
          <table:table-cell office:value-type="string" calcext:value-type="string">
            <text:p>H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08 %</text:p>
          </table:table-cell>
          <table:table-cell office:value-type="string" calcext:value-type="string">
            <text:p>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61 %</text:p>
          </table:table-cell>
          <table:table-cell office:value-type="string" calcext:value-type="string">
            <text:p>TH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02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00 %</text:p>
          </table:table-cell>
          <table:table-cell office:value-type="string" calcext:value-type="string">
            <text:p>s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886 %</text:p>
          </table:table-cell>
          <table:table-cell office:value-type="string" calcext:value-type="string">
            <text:p>Sou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21 %</text:p>
          </table:table-cell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Manche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457 %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Lab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08 %</text:p>
          </table:table-cell>
          <table:table-cell office:value-type="string" calcext:value-type="string">
            <text:p>Jo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61 %</text:p>
          </table:table-cell>
          <table:table-cell office:value-type="string" calcext:value-type="string">
            <text:p>Sout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02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58 %</text:p>
          </table:table-cell>
          <table:table-cell office:value-type="string" calcext:value-type="string">
            <text:p>L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886 %</text:p>
          </table:table-cell>
          <table:table-cell office:value-type="string" calcext:value-type="string">
            <text:p>U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21 %</text:p>
          </table:table-cell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66 %</text:p>
          </table:table-cell>
          <table:table-cell office:value-type="string" calcext:value-type="string">
            <text:p>B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08 %</text:p>
          </table:table-cell>
          <table:table-cell office:value-type="string" calcext:value-type="string">
            <text:p>P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office:value-type="string" calcext:value-type="string">
            <text:p>3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95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58 %</text:p>
          </table:table-cell>
          <table:table-cell office:value-type="string" calcext:value-type="string">
            <text:p>Ross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886 %</text:p>
          </table:table-cell>
          <table:table-cell office:value-type="string" calcext:value-type="string">
            <text:p>Unit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621 %</text:p>
          </table:table-cell>
          <table:table-cell office:value-type="string" calcext:value-type="string">
            <text:p>Jerusal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pa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66 %</text:p>
          </table:table-cell>
          <table:table-cell office:value-type="string" calcext:value-type="string">
            <text:p>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08 %</text:p>
          </table:table-cell>
          <table:table-cell office:value-type="string" calcext:value-type="string">
            <text:p>Kor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office:value-type="string" calcext:value-type="string">
            <text:p>Davi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86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58 %</text:p>
          </table:table-cell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77 %</text:p>
          </table:table-cell>
          <table:table-cell office:value-type="string" calcext:value-type="string">
            <text:p>Ire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66 %</text:p>
          </table:table-cell>
          <table:table-cell office:value-type="string" calcext:value-type="string">
            <text:p>Ange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fi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office:value-type="string" calcext:value-type="string">
            <text:p>Fr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79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58 %</text:p>
          </table:table-cell>
          <table:table-cell office:value-type="string" calcext:value-type="string">
            <text:p>Barcelo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Downlo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532 %</text:p>
          </table:table-cell>
          <table:table-cell office:value-type="string" calcext:value-type="string">
            <text:p>Ze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Eng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220 %</text:p>
          </table:table-cell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te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office:value-type="string" calcext:value-type="string">
            <text:p>FIF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76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058 %</text:p>
          </table:table-cell>
          <table:table-cell office:value-type="string" calcext:value-type="string">
            <text:p>Th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Sy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532 %</text:p>
          </table:table-cell>
          <table:table-cell office:value-type="string" calcext:value-type="string">
            <text:p>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th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220 %</text:p>
          </table:table-cell>
          <table:table-cell office:value-type="string" calcext:value-type="string">
            <text:p>Ba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58 %</text:p>
          </table:table-cell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office:value-type="string" calcext:value-type="string">
            <text:p>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76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515 %</text:p>
          </table:table-cell>
          <table:table-cell office:value-type="string" calcext:value-type="string">
            <text:p>Sin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Tr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220 %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LO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Y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71 %</text:p>
          </table:table-cell>
          <table:table-cell table:style-name="ce8" office:value-type="string" calcext:value-type="string">
            <text:p>(1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515 %</text:p>
          </table:table-cell>
          <table:table-cell office:value-type="string" calcext:value-type="string">
            <text:p>Brow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Fr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Pos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220 %</text:p>
          </table:table-cell>
          <table:table-cell office:value-type="string" calcext:value-type="string">
            <text:p>Eng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Gr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Manches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972 %</text:p>
          </table:table-cell>
          <table:table-cell office:value-type="string" calcext:value-type="string">
            <text:p>Kh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44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Ch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220 %</text:p>
          </table:table-cell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th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Muhamma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5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29 %</text:p>
          </table:table-cell>
          <table:table-cell office:value-type="string" calcext:value-type="string">
            <text:p>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German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44 %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Univers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Th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lo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Deut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5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29 %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Cze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99 %</text:p>
          </table:table-cell>
          <table:table-cell office:value-type="string" calcext:value-type="string">
            <text:p>Lou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Minis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Ameri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a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4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29 %</text:p>
          </table:table-cell>
          <table:table-cell office:value-type="string" calcext:value-type="string">
            <text:p>..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string" calcext:value-type="string">
            <text:p>..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99 %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Uni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fed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23 %</text:p>
          </table:table-cell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1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429 %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121 %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99 %</text:p>
          </table:table-cell>
          <table:table-cell office:value-type="string" calcext:value-type="string">
            <text:p>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F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86 %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56 %</text:p>
          </table:table-cell>
          <table:table-cell office:value-type="string" calcext:value-type="string">
            <text:p>Ho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99 %</text:p>
          </table:table-cell>
          <table:table-cell office:value-type="string" calcext:value-type="string">
            <text:p>Af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L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For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Brit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Airl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Gre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4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86 %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56 %</text:p>
          </table:table-cell>
          <table:table-cell office:value-type="string" calcext:value-type="string">
            <text:p>W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99 %</text:p>
          </table:table-cell>
          <table:table-cell office:value-type="string" calcext:value-type="string">
            <text:p>Ben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Fede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Maj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Ge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Russi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1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886 %</text:p>
          </table:table-cell>
          <table:table-cell office:value-type="string" calcext:value-type="string">
            <text:p>Jack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91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55 %</text:p>
          </table:table-cell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5326 %</text:p>
          </table:table-cell>
          <table:table-cell office:value-type="string" calcext:value-type="string">
            <text:p>Prem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Pos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Colle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39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91 %</text:p>
          </table:table-cell>
          <table:table-cell office:value-type="string" calcext:value-type="string">
            <text:p>Th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55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Lo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Lea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39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w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91 %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55 %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Uni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It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N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Sil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91 %</text:p>
          </table:table-cell>
          <table:table-cell office:value-type="string" calcext:value-type="string">
            <text:p>Belgi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55 %</text:p>
          </table:table-cell>
          <table:table-cell office:value-type="string" calcext:value-type="string">
            <text:p>I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74 %</text:p>
          </table:table-cell>
          <table:table-cell office:value-type="string" calcext:value-type="string">
            <text:p>Archi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Ira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55 %</text:p>
          </table:table-cell>
          <table:table-cell office:value-type="string" calcext:value-type="string">
            <text:p>Caro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S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D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Ar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S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Hug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Pa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P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L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Gro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Ger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Ai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Ander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MU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F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yo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W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Pe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Carl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S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H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St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Ad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Bahas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7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UEF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 %</text:p>
          </table:table-cell>
          <table:table-cell office:value-type="string" calcext:value-type="string">
            <text:p>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Mosc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43 %</text:p>
          </table:table-cell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26 %</text:p>
          </table:table-cell>
          <table:table-cell office:value-type="string" calcext:value-type="string">
            <text:p>Russi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Pol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Champ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80 %</text:p>
          </table:table-cell>
          <table:table-cell office:value-type="string" calcext:value-type="string">
            <text:p>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Jerusal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e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Geor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9 %</text:p>
          </table:table-cell>
          <table:table-cell office:value-type="string" calcext:value-type="string">
            <text:p>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Olym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4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Wash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S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J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11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gover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e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4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Pra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Salva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26 %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Pos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Ve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L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Counc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Ar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p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800 %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Barcelo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S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Elizabe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S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mr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Dyl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Fin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Hill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26 %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al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pri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Rese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95 %</text:p>
          </table:table-cell>
          <table:table-cell office:value-type="string" calcext:value-type="string">
            <text:p>Talib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Frå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0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Mosc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n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Gl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Nors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0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Ku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oreig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Ho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0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Deuts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ntern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N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Olym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Abb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B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C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ust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4 %</text:p>
          </table:table-cell>
          <table:table-cell office:value-type="string" calcext:value-type="string">
            <text:p>?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lfga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66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Nairo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D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Y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0 %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ostb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profess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▪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Afghanist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S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Willi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257 %</text:p>
          </table:table-cell>
          <table:table-cell office:value-type="string" calcext:value-type="string">
            <text:p>Bl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3 %</text:p>
          </table:table-cell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v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in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wi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N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Konstan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Syd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t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reg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sh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ytaut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Nil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ann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Malmö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pr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Rug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Stockho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22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Bloom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st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f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h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Lon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Ba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mer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Lon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w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d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ndr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Gra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Av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gover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Com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op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Mes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Wal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S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Austr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ru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Co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V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14 %</text:p>
          </table:table-cell>
          <table:table-cell office:value-type="string" calcext:value-type="string">
            <text:p>Ev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Ka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ohn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N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Sov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P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Stew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Europ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Virg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Petro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Bri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Wo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5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f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Du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Eu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9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Nuev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m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Man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Ma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oyo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Ro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Micha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0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use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Mo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Northe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Pu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Hon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Champion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re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7 %</text:p>
          </table:table-cell>
          <table:table-cell office:value-type="string" calcext:value-type="string">
            <text:p>Lou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t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o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Chel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f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Jam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Ker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Af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Pal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Pos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n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Tru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Telek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Da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Mi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t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Internatio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Netanya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K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$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tanya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En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Wimble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t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I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tourn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nd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on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Y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2 %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Norw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I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Parlia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Isla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Massasj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dd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Ro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C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glob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g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REPUBLI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Dij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J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Kor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Sarkoz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5 %</text:p>
          </table:table-cell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Ger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Righ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Swed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awre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á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T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Pu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pie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3 %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Shenzh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mit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Dav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uven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Fash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es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au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eser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d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r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l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Cz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u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Uni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Glob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Universitä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Po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la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ru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Sm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Univers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Christop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he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ore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oi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Bea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i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Ned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UE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4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Amer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Kans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Hou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office:value-type="string" calcext:value-type="string">
            <text:p>D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o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1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mili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미국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Ronal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hospi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To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he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mili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Fergu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Amsterd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H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B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b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h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Supr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Andr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R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Ma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90 %</text:p>
          </table:table-cell>
          <table:table-cell office:value-type="string" calcext:value-type="string">
            <text:p>Steph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4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appe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follow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3"/>
          <table:table-cell office:value-type="string" calcext:value-type="string">
            <text:p>Rob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Ander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committ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3"/>
          <table:table-cell office:value-type="string" calcext:value-type="string">
            <text:p>F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B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Reu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3"/>
          <table:table-cell office:value-type="string" calcext:value-type="string">
            <text:p>Franç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Han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Rw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h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9 %</text:p>
          </table:table-cell>
          <table:table-cell table:number-columns-repeated="3"/>
          <table:table-cell office:value-type="string" calcext:value-type="string">
            <text:p>Lähettäny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Garc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Myan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Wa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K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or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ens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W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33 %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ar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cho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outhe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a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emee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Kaz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r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e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Shar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ro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29 %</text:p>
          </table:table-cell>
          <table:table-cell office:value-type="string" calcext:value-type="string">
            <text:p>C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ev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h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Ir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Balti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Law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l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Co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g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s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el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Green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nder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k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Fed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Brist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jö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m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Pow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u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j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rmstr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1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we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Yama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eg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chne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qua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Has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C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artiz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Huss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Brit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Lib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chmi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ir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p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Leba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o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t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Deutsch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ass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uhamm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ques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IS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h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Pr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S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of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bd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ob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me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制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y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A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cCart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ir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ron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s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r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odrigu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Pa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Europ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Corpo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akshm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ommu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for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Gr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Jus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Lib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o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1 %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anj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ris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ourin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B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u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Ha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anger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w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alax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y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3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Cas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Eu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o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W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ha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hiladel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0 %</text:p>
          </table:table-cell>
          <table:table-cell office:value-type="string" calcext:value-type="string">
            <text:p>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regn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epubl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rlusco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1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J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ompa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rn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artí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rish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Sanch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Ox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gro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Jos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tidlig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hang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di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Västerå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Franc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How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urd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ik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Libe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m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ik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a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Leipz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ittsbu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har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j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Willi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Bratisl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n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hiladel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eo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Cz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erce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wonder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ib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Wo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rk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adagas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o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a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Na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urop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ubli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ing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kow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cot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Benja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B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Sp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Vancou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Ug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mi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style-name="ce7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unt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e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fi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B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sj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T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Vict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ndepen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s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d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nk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Minist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v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제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un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t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9 %</text:p>
          </table:table-cell>
          <table:table-cell table:number-columns-repeated="3"/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Leipz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x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vol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go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argar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c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K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Zei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apit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rizo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odrig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irm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Guar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gar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m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ih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Rasmu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6 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u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ea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Xi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or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중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í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hampion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sla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Ul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Vol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eu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Vytau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ar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e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put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chuma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disc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ar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te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al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igg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ilhe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ud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U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ncen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g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a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Nairo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n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esztivá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n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óp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ovo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Erdo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Fra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k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ovgo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ol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ius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orweg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agyarorszá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Autho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ladi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M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nn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Rev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o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etropol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Car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Norweg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a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g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ennsylv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Tor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Toky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ub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lo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coun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is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l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 %</text:p>
          </table:table-cell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ov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ohamm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ig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ó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B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Vi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own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aliskuu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e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ommit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zi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rin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ed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la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t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a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ol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Bolly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o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ranc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b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oug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uangzh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orpo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therw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rbá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u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e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Vuči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euts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tr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T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av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Vat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ele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oun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e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i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Partiz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a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ea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u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s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o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u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c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q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c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ci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or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rez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ont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2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y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vis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ar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hilip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ksh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c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REPUB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Jak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ll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t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i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or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oph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uaw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e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ub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or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arcel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a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a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im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His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e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§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美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ord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rdo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2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hang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aw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y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oeka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u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d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ursel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Ke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o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o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ffr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h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as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ha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c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h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i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im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ontinu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r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we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ams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eij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lov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l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o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ss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c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e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v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sl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l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ohan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asj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Ug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ed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y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e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ostb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s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7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q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il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Україн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Vir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resi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p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ľk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ena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a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s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iffe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f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olon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eşikta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ietu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ssis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rov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ī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k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om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o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e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ese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í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spañ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Ko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Gol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igh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h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r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Fi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J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tlét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fo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)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erl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w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w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nim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d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Zagr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dm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ib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ke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mili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ustr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oren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Ned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Hercegov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riff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in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ar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z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u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eor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d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az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leks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I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i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Veron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rli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U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3"/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5 %</text:p>
          </table:table-cell>
          <table:table-cell table:number-columns-repeated="3"/>
          <table:table-cell office:value-type="string" calcext:value-type="string">
            <text:p>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a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Fr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1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Sul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o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iri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t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ra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ope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Vui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tlan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R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lasg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c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n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Ciu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e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j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Ju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n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rik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বাংলাদে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é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Su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r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l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m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о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Ko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dinbu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N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Mor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K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c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Utu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espon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ent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Grup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Karl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t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Mass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Zid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k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Ioan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Ra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De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raj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S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nth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r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Zid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rev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M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b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Ban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3"/>
          <table:table-cell office:value-type="string" calcext:value-type="string">
            <text:p>N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 %</text:p>
          </table:table-cell>
          <table:table-cell table:number-columns-repeated="9"/>
          <table:table-cell office:value-type="string" calcext:value-type="string">
            <text:p>Ol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sta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6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A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Harv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aribb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ESC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o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Wolf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ü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o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g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Motor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Jo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Novgo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Tent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Rodri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m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tr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Alejan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si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Cl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Nairo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P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a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jci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Rah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B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and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Z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K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skiviik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k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dele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k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ch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u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O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ili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Xi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d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ontinu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t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u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G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diffe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J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Y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w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do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rko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usta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L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Az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Pho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J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n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e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Berlusc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Kv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Kenya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c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S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M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eor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Beog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člán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3 %</text:p>
          </table:table-cell>
          <table:table-cell office:value-type="string" calcext:value-type="string">
            <text:p>Yo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Mich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l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Churc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Mosk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Coll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5 %</text:p>
          </table:table-cell>
          <table:table-cell office:value-type="string" calcext:value-type="string">
            <text:p>happe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S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6"/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Ur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6"/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6"/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Ferna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6"/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L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6"/>
          <table:table-cell office:value-type="string" calcext:value-type="string">
            <text:p>partne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 %</text:p>
          </table:table-cell>
          <table:table-cell table:number-columns-repeated="15"/>
          <table:table-cell office:value-type="string" calcext:value-type="string">
            <text:p>Mi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N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Di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en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v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o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futb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i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ha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Hol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l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Hoss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r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o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No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Horosk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In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adele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erg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us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7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12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el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ardash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enur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rov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hrys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ostb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wali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Xav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প্রতিনিধ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Geograp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 table:number-rows-repeated="10480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22:19:09.800700338</dc:date>
    <meta:editing-duration>PT2M40S</meta:editing-duration>
    <meta:editing-cycles>1</meta:editing-cycles>
    <meta:document-statistic meta:table-count="1" meta:cell-count="9270" meta:object-count="0"/>
    <meta:generator>LibreOffice/24.2.3.2$Linux_X86_64 LibreOffice_project/420$Build-2</meta:generator>
  </office:meta>
</office:document-meta>
</file>